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374in"/>
    </style:style>
    <style:style style:name="co2" style:family="table-column">
      <style:table-column-properties fo:break-before="auto" style:column-width="3.3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<text:a xlink:href="https://korppi.jyu.fi/kotka/reservation/modifySpace.jsp?submitModify=1&amp;spaceId=48383" xlink:type="simple">Agor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3" xlink:type="simple">Map</text:a></text:p>
          </table:table-cell>
          <table:table-cell table:style-name="ce1" office:value-type="string">
            <text:p><text:a xlink:href="https://korppi.jyu.fi/kotka/calendar/spaceweek.jsp?spaceId=4838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8" xlink:type="simple">Ambiotic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8" xlink:type="simple">Map</text:a></text:p>
          </table:table-cell>
          <table:table-cell table:style-name="ce1" office:value-type="string">
            <text:p><text:a xlink:href="https://korppi.jyu.fi/kotka/calendar/spaceweek.jsp?spaceId=4840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5" xlink:type="simple">Educ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5" xlink:type="simple">Map</text:a></text:p>
          </table:table-cell>
          <table:table-cell table:style-name="ce1" office:value-type="string">
            <text:p><text:a xlink:href="https://korppi.jyu.fi/kotka/calendar/spaceweek.jsp?spaceId=4838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9" xlink:type="simple">Fysiikan laitos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9" xlink:type="simple">Map</text:a></text:p>
          </table:table-cell>
          <table:table-cell table:style-name="ce1" office:value-type="string">
            <text:p><text:a xlink:href="https://korppi.jyu.fi/kotka/calendar/spaceweek.jsp?spaceId=4840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8" xlink:type="simple">Hallintorakennus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8" xlink:type="simple">Map</text:a></text:p>
          </table:table-cell>
          <table:table-cell table:style-name="ce1" office:value-type="string">
            <text:p><text:a xlink:href="https://korppi.jyu.fi/kotka/calendar/spaceweek.jsp?spaceId=4838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7" xlink:type="simple">Historic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7" xlink:type="simple">Map</text:a></text:p>
          </table:table-cell>
          <table:table-cell table:style-name="ce1" office:value-type="string">
            <text:p><text:a xlink:href="https://korppi.jyu.fi/kotka/calendar/spaceweek.jsp?spaceId=4838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6" xlink:type="simple">Juomatehdas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6" xlink:type="simple">Map</text:a></text:p>
          </table:table-cell>
          <table:table-cell table:style-name="ce1" office:value-type="string">
            <text:p><text:a xlink:href="https://korppi.jyu.fi/kotka/calendar/spaceweek.jsp?spaceId=4840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11" xlink:type="simple">Kiihdytinlaboratorio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11" xlink:type="simple">Map</text:a></text:p>
          </table:table-cell>
          <table:table-cell table:style-name="ce1" office:value-type="string">
            <text:p><text:a xlink:href="https://korppi.jyu.fi/kotka/calendar/spaceweek.jsp?spaceId=4841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3" xlink:type="simple">Liikunt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3" xlink:type="simple">Map</text:a></text:p>
          </table:table-cell>
          <table:table-cell table:style-name="ce1" office:value-type="string">
            <text:p><text:a xlink:href="https://korppi.jyu.fi/kotka/calendar/spaceweek.jsp?spaceId=4840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76" xlink:type="simple">Mattilanniemi</text:a></text:p>
          </table:table-cell>
          <table:table-cell table:style-name="ce1" office:value-type="string">
            <text:p>Alue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76" xlink:type="simple">Map</text:a></text:p>
          </table:table-cell>
          <table:table-cell table:style-name="ce1" office:value-type="string">
            <text:p><text:a xlink:href="https://korppi.jyu.fi/kotka/calendar/spaceweek.jsp?spaceId=4837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78" xlink:type="simple">Mattilanniemi 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78" xlink:type="simple">Map</text:a></text:p>
          </table:table-cell>
          <table:table-cell table:style-name="ce1" office:value-type="string">
            <text:p><text:a xlink:href="https://korppi.jyu.fi/kotka/calendar/spaceweek.jsp?spaceId=4837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79" xlink:type="simple">Mattilanniemi B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79" xlink:type="simple">Map</text:a></text:p>
          </table:table-cell>
          <table:table-cell table:style-name="ce1" office:value-type="string">
            <text:p><text:a xlink:href="https://korppi.jyu.fi/kotka/calendar/spaceweek.jsp?spaceId=4837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0" xlink:type="simple">Mattilanniemi C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0" xlink:type="simple">Map</text:a></text:p>
          </table:table-cell>
          <table:table-cell table:style-name="ce1" office:value-type="string">
            <text:p><text:a xlink:href="https://korppi.jyu.fi/kotka/calendar/spaceweek.jsp?spaceId=4838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1" xlink:type="simple">Mattilanniemi D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1" xlink:type="simple">Map</text:a></text:p>
          </table:table-cell>
          <table:table-cell table:style-name="ce1" office:value-type="string">
            <text:p><text:a xlink:href="https://korppi.jyu.fi/kotka/calendar/spaceweek.jsp?spaceId=4838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2" xlink:type="simple">Mattilanniemi E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2" xlink:type="simple">Map</text:a></text:p>
          </table:table-cell>
          <table:table-cell table:style-name="ce1" office:value-type="string">
            <text:p><text:a xlink:href="https://korppi.jyu.fi/kotka/calendar/spaceweek.jsp?spaceId=4838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6" xlink:type="simple">Music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6" xlink:type="simple">Map</text:a></text:p>
          </table:table-cell>
          <table:table-cell table:style-name="ce1" office:value-type="string">
            <text:p><text:a xlink:href="https://korppi.jyu.fi/kotka/calendar/spaceweek.jsp?spaceId=4838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7" xlink:type="simple">Nanoscience Center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7" xlink:type="simple">Map</text:a></text:p>
          </table:table-cell>
          <table:table-cell table:style-name="ce1" office:value-type="string">
            <text:p><text:a xlink:href="https://korppi.jyu.fi/kotka/calendar/spaceweek.jsp?spaceId=4840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1" xlink:type="simple">Normaalikoulu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1" xlink:type="simple">Map</text:a></text:p>
          </table:table-cell>
          <table:table-cell table:style-name="ce1" office:value-type="string">
            <text:p><text:a xlink:href="https://korppi.jyu.fi/kotka/calendar/spaceweek.jsp?spaceId=4840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5" xlink:type="simple">Opinkivi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5" xlink:type="simple">Map</text:a></text:p>
          </table:table-cell>
          <table:table-cell table:style-name="ce1" office:value-type="string">
            <text:p><text:a xlink:href="https://korppi.jyu.fi/kotka/calendar/spaceweek.jsp?spaceId=4840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90" xlink:type="simple">Oppio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90" xlink:type="simple">Map</text:a></text:p>
          </table:table-cell>
          <table:table-cell table:style-name="ce1" office:value-type="string">
            <text:p><text:a xlink:href="https://korppi.jyu.fi/kotka/calendar/spaceweek.jsp?spaceId=4839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4" xlink:type="simple">Philologic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4" xlink:type="simple">Map</text:a></text:p>
          </table:table-cell>
          <table:table-cell table:style-name="ce1" office:value-type="string">
            <text:p><text:a xlink:href="https://korppi.jyu.fi/kotka/calendar/spaceweek.jsp?spaceId=4840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99" xlink:type="simple">Päärakennus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99" xlink:type="simple">Map</text:a></text:p>
          </table:table-cell>
          <table:table-cell table:style-name="ce1" office:value-type="string">
            <text:p><text:a xlink:href="https://korppi.jyu.fi/kotka/calendar/spaceweek.jsp?spaceId=4839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92" xlink:type="simple">Rehtoraatti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92" xlink:type="simple">Map</text:a></text:p>
          </table:table-cell>
          <table:table-cell table:style-name="ce1" office:value-type="string">
            <text:p><text:a xlink:href="https://korppi.jyu.fi/kotka/calendar/spaceweek.jsp?spaceId=4839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41" xlink:type="simple">R (Ryhtilä)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s://korppi.jyu.fi/kotka/map/mapPage.jsp?focus=true&amp;spaceId=741" xlink:type="simple">Map</text:a></text:p>
          </table:table-cell>
          <table:table-cell table:style-name="ce1" office:value-type="string">
            <text:p><text:a xlink:href="https://korppi.jyu.fi/kotka/calendar/spaceweek.jsp?spaceId=74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75" xlink:type="simple">Seminaarinmäki</text:a></text:p>
          </table:table-cell>
          <table:table-cell table:style-name="ce1" office:value-type="string">
            <text:p>Alue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75" xlink:type="simple">Map</text:a></text:p>
          </table:table-cell>
          <table:table-cell table:style-name="ce1" office:value-type="string">
            <text:p><text:a xlink:href="https://korppi.jyu.fi/kotka/calendar/spaceweek.jsp?spaceId=4837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4" xlink:type="simple">Seminaarinmäki Kirjasto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4" xlink:type="simple">Map</text:a></text:p>
          </table:table-cell>
          <table:table-cell table:style-name="ce1" office:value-type="string">
            <text:p><text:a xlink:href="https://korppi.jyu.fi/kotka/calendar/spaceweek.jsp?spaceId=4838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95" xlink:type="simple">Seminarium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95" xlink:type="simple">Map</text:a></text:p>
          </table:table-cell>
          <table:table-cell table:style-name="ce1" office:value-type="string">
            <text:p><text:a xlink:href="https://korppi.jyu.fi/kotka/calendar/spaceweek.jsp?spaceId=4839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15" xlink:type="simple">Soveltava kemia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15" xlink:type="simple">Map</text:a></text:p>
          </table:table-cell>
          <table:table-cell table:style-name="ce1" office:value-type="string">
            <text:p><text:a xlink:href="https://korppi.jyu.fi/kotka/calendar/spaceweek.jsp?spaceId=4841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98" xlink:type="simple">Teknologiakasvatus ja tekninen työ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98" xlink:type="simple">Map</text:a></text:p>
          </table:table-cell>
          <table:table-cell table:style-name="ce1" office:value-type="string">
            <text:p><text:a xlink:href="https://korppi.jyu.fi/kotka/calendar/spaceweek.jsp?spaceId=4839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02" xlink:type="simple">Uimahalli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02" xlink:type="simple">Map</text:a></text:p>
          </table:table-cell>
          <table:table-cell table:style-name="ce1" office:value-type="string">
            <text:p><text:a xlink:href="https://korppi.jyu.fi/kotka/calendar/spaceweek.jsp?spaceId=4840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97" xlink:type="simple">Visiitti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97" xlink:type="simple">Map</text:a></text:p>
          </table:table-cell>
          <table:table-cell table:style-name="ce1" office:value-type="string">
            <text:p><text:a xlink:href="https://korppi.jyu.fi/kotka/calendar/spaceweek.jsp?spaceId=4839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77" xlink:type="simple">Ylistönrinne</text:a></text:p>
          </table:table-cell>
          <table:table-cell table:style-name="ce1" office:value-type="string">
            <text:p>Alue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77" xlink:type="simple">Map</text:a></text:p>
          </table:table-cell>
          <table:table-cell table:style-name="ce1" office:value-type="string">
            <text:p><text:a xlink:href="https://korppi.jyu.fi/kotka/calendar/spaceweek.jsp?spaceId=4837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13" xlink:type="simple">Ylistönrinne E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13" xlink:type="simple">Map</text:a></text:p>
          </table:table-cell>
          <table:table-cell table:style-name="ce1" office:value-type="string">
            <text:p><text:a xlink:href="https://korppi.jyu.fi/kotka/calendar/spaceweek.jsp?spaceId=4841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14" xlink:type="simple">Ylistönrinne F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14" xlink:type="simple">Map</text:a></text:p>
          </table:table-cell>
          <table:table-cell table:style-name="ce1" office:value-type="string">
            <text:p><text:a xlink:href="https://korppi.jyu.fi/kotka/calendar/spaceweek.jsp?spaceId=4841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10" xlink:type="simple">Ylistönrinne Kirjasto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48410" xlink:type="simple">Map</text:a></text:p>
          </table:table-cell>
          <table:table-cell table:style-name="ce1" office:value-type="string">
            <text:p><text:a xlink:href="https://korppi.jyu.fi/kotka/calendar/spaceweek.jsp?spaceId=4841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412" xlink:type="simple">Ylistönrinne O</text:a></text:p>
          </table:table-cell>
          <table:table-cell table:style-name="ce1" office:value-type="string">
            <text:p>Rakennus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412" xlink:type="simple">Map</text:a></text:p>
          </table:table-cell>
          <table:table-cell table:style-name="ce1" office:value-type="string">
            <text:p><text:a xlink:href="https://korppi.jyu.fi/kotka/calendar/spaceweek.jsp?spaceId=4841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5306" xlink:type="simple">A 005 Harjoitus-Studio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530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05" xlink:type="simple">A 006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0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06" xlink:type="simple">A 012 TV-Studio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0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4" xlink:type="simple">A 10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<text:a xlink:href="https://korppi.jyu.fi/kotka/map/mapPage.jsp?focus=true&amp;spaceId=554" xlink:type="simple">Map</text:a></text:p>
          </table:table-cell>
          <table:table-cell table:style-name="ce1" office:value-type="string">
            <text:p><text:a xlink:href="https://korppi.jyu.fi/kotka/calendar/spaceweek.jsp?spaceId=55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04" xlink:type="simple">A 104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904" xlink:type="simple">Map</text:a></text:p>
          </table:table-cell>
          <table:table-cell table:style-name="ce1" office:value-type="string">
            <text:p><text:a xlink:href="https://korppi.jyu.fi/kotka/calendar/spaceweek.jsp?spaceId=90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5616" xlink:type="simple">A 215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45616" xlink:type="simple">Map</text:a></text:p>
          </table:table-cell>
          <table:table-cell table:style-name="ce1" office:value-type="string">
            <text:p><text:a xlink:href="https://korppi.jyu.fi/kotka/calendar/spaceweek.jsp?spaceId=4561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561" xlink:type="simple">A 30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56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0836" xlink:type="simple">A 315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30836" xlink:type="simple">Map</text:a></text:p>
          </table:table-cell>
          <table:table-cell table:style-name="ce1" office:value-type="string">
            <text:p><text:a xlink:href="https://korppi.jyu.fi/kotka/calendar/spaceweek.jsp?spaceId=3083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1" xlink:type="simple">A ala-aul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4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77" xlink:type="simple">ACavoin-aikuiskasvatustiede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7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78" xlink:type="simple">ACavoin-erityispedagogiikka1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7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0" xlink:type="simple">ACavoin-erityispedagogiikka2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1" xlink:type="simple">ACavoin-filosofia_psykologia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7" xlink:type="simple">ACavoin-hallinto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2" xlink:type="simple">ACavoin-humanistiset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3" xlink:type="simple">ACavoin-kasvatustiede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4" xlink:type="simple">ACavoin-kauppatieteet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5" xlink:type="simple">ACavoin-malu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6" xlink:type="simple">ACavoin-sosiaalitieteet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88" xlink:type="simple">ACavoin-terveystieteet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8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5" xlink:type="simple">Ag Alfa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<text:a xlink:href="https://korppi.jyu.fi/kotka/map/mapPage.jsp?focus=true&amp;spaceId=15" xlink:type="simple">Map</text:a></text:p>
          </table:table-cell>
          <table:table-cell table:style-name="ce1" office:value-type="string">
            <text:p><text:a xlink:href="https://korppi.jyu.fi/kotka/calendar/spaceweek.jsp?spaceId=1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" xlink:type="simple">Ag Auditorio 1, Martti Ahtisaari -sali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<text:a xlink:href="https://korppi.jyu.fi/kotka/map/mapPage.jsp?focus=true&amp;spaceId=1" xlink:type="simple">Map</text:a></text:p>
          </table:table-cell>
          <table:table-cell table:style-name="ce1" office:value-type="string">
            <text:p><text:a xlink:href="https://korppi.jyu.fi/kotka/calendar/spaceweek.jsp?spaceId=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" xlink:type="simple">Ag Auditorio 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90">
            <text:p>190</text:p>
          </table:table-cell>
          <table:table-cell table:style-name="ce1" office:value-type="string">
            <text:p><text:a xlink:href="https://korppi.jyu.fi/kotka/map/mapPage.jsp?focus=true&amp;spaceId=2" xlink:type="simple">Map</text:a></text:p>
          </table:table-cell>
          <table:table-cell table:style-name="ce1" office:value-type="string">
            <text:p><text:a xlink:href="https://korppi.jyu.fi/kotka/calendar/spaceweek.jsp?spaceId=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" xlink:type="simple">Ag Auditorio 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90">
            <text:p>190</text:p>
          </table:table-cell>
          <table:table-cell table:style-name="ce1" office:value-type="string">
            <text:p><text:a xlink:href="https://korppi.jyu.fi/kotka/map/mapPage.jsp?focus=true&amp;spaceId=3" xlink:type="simple">Map</text:a></text:p>
          </table:table-cell>
          <table:table-cell table:style-name="ce1" office:value-type="string">
            <text:p><text:a xlink:href="https://korppi.jyu.fi/kotka/calendar/spaceweek.jsp?spaceId=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9" xlink:type="simple">Ag Aul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1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" xlink:type="simple">Ag B111.1 (Asia)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4" xlink:type="simple">Map</text:a></text:p>
          </table:table-cell>
          <table:table-cell table:style-name="ce1" office:value-type="string">
            <text:p><text:a xlink:href="https://korppi.jyu.fi/kotka/calendar/spaceweek.jsp?spaceId=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" xlink:type="simple">Ag B112.1 (Africa)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5" xlink:type="simple">Map</text:a></text:p>
          </table:table-cell>
          <table:table-cell table:style-name="ce1" office:value-type="string">
            <text:p><text:a xlink:href="https://korppi.jyu.fi/kotka/calendar/spaceweek.jsp?spaceId=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" xlink:type="simple">Ag B112.2 (Latin)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6" xlink:type="simple">Map</text:a></text:p>
          </table:table-cell>
          <table:table-cell table:style-name="ce1" office:value-type="string">
            <text:p><text:a xlink:href="https://korppi.jyu.fi/kotka/calendar/spaceweek.jsp?spaceId=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" xlink:type="simple">Ag B113.1 (Europe)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7" xlink:type="simple">Map</text:a></text:p>
          </table:table-cell>
          <table:table-cell table:style-name="ce1" office:value-type="string">
            <text:p><text:a xlink:href="https://korppi.jyu.fi/kotka/calendar/spaceweek.jsp?spaceId=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4866" xlink:type="simple">Ag B201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44866" xlink:type="simple">Map</text:a></text:p>
          </table:table-cell>
          <table:table-cell table:style-name="ce1" office:value-type="string">
            <text:p><text:a xlink:href="https://korppi.jyu.fi/kotka/calendar/spaceweek.jsp?spaceId=4486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8" xlink:type="simple">Ag B211.1 (Sovjet)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8" xlink:type="simple">Map</text:a></text:p>
          </table:table-cell>
          <table:table-cell table:style-name="ce1" office:value-type="string">
            <text:p><text:a xlink:href="https://korppi.jyu.fi/kotka/calendar/spaceweek.jsp?spaceId=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" xlink:type="simple">Ag B212.1 (Finland)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9" xlink:type="simple">Map</text:a></text:p>
          </table:table-cell>
          <table:table-cell table:style-name="ce1" office:value-type="string">
            <text:p><text:a xlink:href="https://korppi.jyu.fi/kotka/calendar/spaceweek.jsp?spaceId=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0" xlink:type="simple">Ag B212.2 (Mountains)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10" xlink:type="simple">Map</text:a></text:p>
          </table:table-cell>
          <table:table-cell table:style-name="ce1" office:value-type="string">
            <text:p><text:a xlink:href="https://korppi.jyu.fi/kotka/calendar/spaceweek.jsp?spaceId=1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1" xlink:type="simple">Ag B213.1 (Lakes)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11" xlink:type="simple">Map</text:a></text:p>
          </table:table-cell>
          <table:table-cell table:style-name="ce1" office:value-type="string">
            <text:p><text:a xlink:href="https://korppi.jyu.fi/kotka/calendar/spaceweek.jsp?spaceId=1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0383" xlink:type="simple">Ag B301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60383" xlink:type="simple">Map</text:a></text:p>
          </table:table-cell>
          <table:table-cell table:style-name="ce1" office:value-type="string">
            <text:p><text:a xlink:href="https://korppi.jyu.fi/kotka/calendar/spaceweek.jsp?spaceId=6038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0121" xlink:type="simple">Ag B337.1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012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4" xlink:type="simple">Ag B503</text:a></text:p>
          </table:table-cell>
          <table:table-cell table:style-name="ce1" office:value-type="string">
            <text:p>Työhuone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6" xlink:type="simple">Ag Beeta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<text:a xlink:href="https://korppi.jyu.fi/kotka/map/mapPage.jsp?focus=true&amp;spaceId=16" xlink:type="simple">Map</text:a></text:p>
          </table:table-cell>
          <table:table-cell table:style-name="ce1" office:value-type="string">
            <text:p><text:a xlink:href="https://korppi.jyu.fi/kotka/calendar/spaceweek.jsp?spaceId=1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0" xlink:type="simple">Ag C132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s://korppi.jyu.fi/kotka/map/mapPage.jsp?focus=true&amp;spaceId=20" xlink:type="simple">Map</text:a></text:p>
          </table:table-cell>
          <table:table-cell table:style-name="ce1" office:value-type="string">
            <text:p><text:a xlink:href="https://korppi.jyu.fi/kotka/calendar/spaceweek.jsp?spaceId=2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1" xlink:type="simple">Ag C133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<text:a xlink:href="https://korppi.jyu.fi/kotka/map/mapPage.jsp?focus=true&amp;spaceId=21" xlink:type="simple">Map</text:a></text:p>
          </table:table-cell>
          <table:table-cell table:style-name="ce1" office:value-type="string">
            <text:p><text:a xlink:href="https://korppi.jyu.fi/kotka/calendar/spaceweek.jsp?spaceId=2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3" xlink:type="simple">Ag C134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2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5" xlink:type="simple">Ag C201 (nykyisin B201)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2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6" xlink:type="simple">Ag C221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26" xlink:type="simple">Map</text:a></text:p>
          </table:table-cell>
          <table:table-cell table:style-name="ce1" office:value-type="string">
            <text:p><text:a xlink:href="https://korppi.jyu.fi/kotka/calendar/spaceweek.jsp?spaceId=2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7" xlink:type="simple">Ag C22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27" xlink:type="simple">Map</text:a></text:p>
          </table:table-cell>
          <table:table-cell table:style-name="ce1" office:value-type="string">
            <text:p><text:a xlink:href="https://korppi.jyu.fi/kotka/calendar/spaceweek.jsp?spaceId=2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206" xlink:type="simple">Ag C223.1</text:a></text:p>
          </table:table-cell>
          <table:table-cell table:style-name="ce1" office:value-type="string">
            <text:p>Yleis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s://korppi.jyu.fi/kotka/map/mapPage.jsp?focus=true&amp;spaceId=3206" xlink:type="simple">Map</text:a></text:p>
          </table:table-cell>
          <table:table-cell table:style-name="ce1" office:value-type="string">
            <text:p><text:a xlink:href="https://korppi.jyu.fi/kotka/calendar/spaceweek.jsp?spaceId=320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4885" xlink:type="simple">Ag C226.1 (Tietotekniikan projektien kokoushuone)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s://korppi.jyu.fi/kotka/map/mapPage.jsp?focus=true&amp;spaceId=44885" xlink:type="simple">Map</text:a></text:p>
          </table:table-cell>
          <table:table-cell table:style-name="ce1" office:value-type="string">
            <text:p><text:a xlink:href="https://korppi.jyu.fi/kotka/calendar/spaceweek.jsp?spaceId=4488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8" xlink:type="simple">Ag C23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<text:a xlink:href="https://korppi.jyu.fi/kotka/map/mapPage.jsp?focus=true&amp;spaceId=28" xlink:type="simple">Map</text:a></text:p>
          </table:table-cell>
          <table:table-cell table:style-name="ce1" office:value-type="string">
            <text:p><text:a xlink:href="https://korppi.jyu.fi/kotka/calendar/spaceweek.jsp?spaceId=2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9" xlink:type="simple">Ag C23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a xlink:href="https://korppi.jyu.fi/kotka/map/mapPage.jsp?focus=true&amp;spaceId=29" xlink:type="simple">Map</text:a></text:p>
          </table:table-cell>
          <table:table-cell table:style-name="ce1" office:value-type="string">
            <text:p><text:a xlink:href="https://korppi.jyu.fi/kotka/calendar/spaceweek.jsp?spaceId=2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0" xlink:type="simple">Ag C23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<text:a xlink:href="https://korppi.jyu.fi/kotka/map/mapPage.jsp?focus=true&amp;spaceId=30" xlink:type="simple">Map</text:a></text:p>
          </table:table-cell>
          <table:table-cell table:style-name="ce1" office:value-type="string">
            <text:p><text:a xlink:href="https://korppi.jyu.fi/kotka/calendar/spaceweek.jsp?spaceId=3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1" xlink:type="simple">Ag C234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<text:a xlink:href="https://korppi.jyu.fi/kotka/map/mapPage.jsp?focus=true&amp;spaceId=31" xlink:type="simple">Map</text:a></text:p>
          </table:table-cell>
          <table:table-cell table:style-name="ce1" office:value-type="string">
            <text:p><text:a xlink:href="https://korppi.jyu.fi/kotka/calendar/spaceweek.jsp?spaceId=3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4924" xlink:type="simple">Ag C301 (nykyisin B301)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492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4963" xlink:type="simple">Ag C326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s://korppi.jyu.fi/kotka/map/mapPage.jsp?focus=true&amp;spaceId=44963" xlink:type="simple">Map</text:a></text:p>
          </table:table-cell>
          <table:table-cell table:style-name="ce1" office:value-type="string">
            <text:p><text:a xlink:href="https://korppi.jyu.fi/kotka/calendar/spaceweek.jsp?spaceId=4496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4968" xlink:type="simple">Ag C331.1</text:a></text:p>
          </table:table-cell>
          <table:table-cell table:style-name="ce1" office:value-type="string">
            <text:p>Työhuon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44968" xlink:type="simple">Map</text:a></text:p>
          </table:table-cell>
          <table:table-cell table:style-name="ce1" office:value-type="string">
            <text:p><text:a xlink:href="https://korppi.jyu.fi/kotka/calendar/spaceweek.jsp?spaceId=4496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8525" xlink:type="simple">Ag C331.3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852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9010" xlink:type="simple">Ag C417.1.1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901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9011" xlink:type="simple">Ag C417.1.2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901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9012" xlink:type="simple">Ag C417.1.3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901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9013" xlink:type="simple">Ag C417.1.4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901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9014" xlink:type="simple">Ag C417.1.5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901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60" xlink:type="simple">Ag C421.1 (TLA-neukkari)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s://korppi.jyu.fi/kotka/map/mapPage.jsp?focus=true&amp;spaceId=660" xlink:type="simple">Map</text:a></text:p>
          </table:table-cell>
          <table:table-cell table:style-name="ce1" office:value-type="string">
            <text:p><text:a xlink:href="https://korppi.jyu.fi/kotka/calendar/spaceweek.jsp?spaceId=66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5051" xlink:type="simple">Ag C431.1 (ITK-neukkari)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s://korppi.jyu.fi/kotka/map/mapPage.jsp?focus=true&amp;spaceId=45051" xlink:type="simple">Map</text:a></text:p>
          </table:table-cell>
          <table:table-cell table:style-name="ce1" office:value-type="string">
            <text:p><text:a xlink:href="https://korppi.jyu.fi/kotka/calendar/spaceweek.jsp?spaceId=4505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5111" xlink:type="simple">Ag C526 (TTL-neukkari)</text:a></text:p>
          </table:table-cell>
          <table:table-cell table:style-name="ce1" office:value-type="string">
            <text:p>Työhuon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45111" xlink:type="simple">Map</text:a></text:p>
          </table:table-cell>
          <table:table-cell table:style-name="ce1" office:value-type="string">
            <text:p><text:a xlink:href="https://korppi.jyu.fi/kotka/calendar/spaceweek.jsp?spaceId=4511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2" xlink:type="simple">Ag D12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0826" xlink:type="simple">Ag D124.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082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4438" xlink:type="simple">AgD125.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443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0073" xlink:type="simple">Ag D224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007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6246" xlink:type="simple">Ag D322.3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2624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5169" xlink:type="simple">Ag D513.1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5169" xlink:type="simple">Map</text:a></text:p>
          </table:table-cell>
          <table:table-cell table:style-name="ce1" office:value-type="string">
            <text:p><text:a xlink:href="https://korppi.jyu.fi/kotka/calendar/spaceweek.jsp?spaceId=4516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8" xlink:type="simple">Ag Delta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<text:a xlink:href="https://korppi.jyu.fi/kotka/map/mapPage.jsp?focus=true&amp;spaceId=18" xlink:type="simple">Map</text:a></text:p>
          </table:table-cell>
          <table:table-cell table:style-name="ce1" office:value-type="string">
            <text:p><text:a xlink:href="https://korppi.jyu.fi/kotka/calendar/spaceweek.jsp?spaceId=1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7" xlink:type="simple">Ag Gamma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<text:a xlink:href="https://korppi.jyu.fi/kotka/map/mapPage.jsp?focus=true&amp;spaceId=17" xlink:type="simple">Map</text:a></text:p>
          </table:table-cell>
          <table:table-cell table:style-name="ce1" office:value-type="string">
            <text:p><text:a xlink:href="https://korppi.jyu.fi/kotka/calendar/spaceweek.jsp?spaceId=1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295" xlink:type="simple">Ag Piato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<text:a xlink:href="https://korppi.jyu.fi/kotka/map/mapPage.jsp?focus=true&amp;spaceId=4295" xlink:type="simple">Map</text:a></text:p>
          </table:table-cell>
          <table:table-cell table:style-name="ce1" office:value-type="string">
            <text:p><text:a xlink:href="https://korppi.jyu.fi/kotka/calendar/spaceweek.jsp?spaceId=429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389" xlink:type="simple">Athenaeum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-0">
            <text:p>0</text:p>
          </table:table-cell>
          <table:table-cell table:style-name="ce1" office:value-type="string">
            <text:p><text:a xlink:href="https://korppi.jyu.fi/kotka/map/mapPage.jsp?focus=true&amp;spaceId=48389" xlink:type="simple">Map</text:a></text:p>
          </table:table-cell>
          <table:table-cell table:style-name="ce1" office:value-type="string">
            <text:p><text:a xlink:href="https://korppi.jyu.fi/kotka/calendar/spaceweek.jsp?spaceId=4838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0178" xlink:type="simple">Auto: Toyota HiAce / NFY-820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017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0179" xlink:type="simple">Auto: Transit / YBP-569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017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0181" xlink:type="simple">Auto: VW-Caddy Maxi / XUN-191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018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0180" xlink:type="simple">Auto: VW-Caddy / TEY-781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018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783" xlink:type="simple">B 126A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47783" xlink:type="simple">Map</text:a></text:p>
          </table:table-cell>
          <table:table-cell table:style-name="ce1" office:value-type="string">
            <text:p><text:a xlink:href="https://korppi.jyu.fi/kotka/calendar/spaceweek.jsp?spaceId=4778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07" xlink:type="simple">B 23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<text:a xlink:href="https://korppi.jyu.fi/kotka/map/mapPage.jsp?focus=true&amp;spaceId=907" xlink:type="simple">Map</text:a></text:p>
          </table:table-cell>
          <table:table-cell table:style-name="ce1" office:value-type="string">
            <text:p><text:a xlink:href="https://korppi.jyu.fi/kotka/calendar/spaceweek.jsp?spaceId=90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871" xlink:type="simple">B 329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s://korppi.jyu.fi/kotka/map/mapPage.jsp?focus=true&amp;spaceId=47871" xlink:type="simple">Map</text:a></text:p>
          </table:table-cell>
          <table:table-cell table:style-name="ce1" office:value-type="string">
            <text:p><text:a xlink:href="https://korppi.jyu.fi/kotka/calendar/spaceweek.jsp?spaceId=4787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887" xlink:type="simple">B 338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47887" xlink:type="simple">Map</text:a></text:p>
          </table:table-cell>
          <table:table-cell table:style-name="ce1" office:value-type="string">
            <text:p><text:a xlink:href="https://korppi.jyu.fi/kotka/calendar/spaceweek.jsp?spaceId=4788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1378" xlink:type="simple">Balzers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137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4957" xlink:type="simple">B Kahvio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495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63" xlink:type="simple">BLOMSTEDT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6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08" xlink:type="simple">C 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73">
            <text:p>373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0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3" xlink:type="simple">C 14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4343" xlink:type="simple">Map</text:a></text:p>
          </table:table-cell>
          <table:table-cell table:style-name="ce1" office:value-type="string">
            <text:p><text:a xlink:href="https://korppi.jyu.fi/kotka/calendar/spaceweek.jsp?spaceId=434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626" xlink:type="simple">C 155A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s://korppi.jyu.fi/kotka/map/mapPage.jsp?focus=true&amp;spaceId=47626" xlink:type="simple">Map</text:a></text:p>
          </table:table-cell>
          <table:table-cell table:style-name="ce1" office:value-type="string">
            <text:p><text:a xlink:href="https://korppi.jyu.fi/kotka/calendar/spaceweek.jsp?spaceId=4762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4" xlink:type="simple">C 156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4344" xlink:type="simple">Map</text:a></text:p>
          </table:table-cell>
          <table:table-cell table:style-name="ce1" office:value-type="string">
            <text:p><text:a xlink:href="https://korppi.jyu.fi/kotka/calendar/spaceweek.jsp?spaceId=434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09" xlink:type="simple">C 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82">
            <text:p>382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0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13" xlink:type="simple">C 215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s://korppi.jyu.fi/kotka/map/mapPage.jsp?focus=true&amp;spaceId=913" xlink:type="simple">Map</text:a></text:p>
          </table:table-cell>
          <table:table-cell table:style-name="ce1" office:value-type="string">
            <text:p><text:a xlink:href="https://korppi.jyu.fi/kotka/calendar/spaceweek.jsp?spaceId=91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10" xlink:type="simple">C 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1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5" xlink:type="simple">C 310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4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11" xlink:type="simple">C 4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70">
            <text:p>17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1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9440" xlink:type="simple">C 417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944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6" xlink:type="simple">C 418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4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12" xlink:type="simple">C 5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1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6349" xlink:type="simple">C522.1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634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8" xlink:type="simple">C ala-aul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4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7" xlink:type="simple">C Kahvio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4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9" xlink:type="simple">C käytävä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4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22" xlink:type="simple">Connect 1 (YO)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2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23" xlink:type="simple">Connect 2 (YO)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2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24" xlink:type="simple">Connect 3 (YO)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2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25" xlink:type="simple">Connect 4 (YO)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2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26" xlink:type="simple">Connect 5 (avoin)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2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27" xlink:type="simple">Connect 6 (avoin)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2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28" xlink:type="simple">Connect 7 (avoin)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2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29" xlink:type="simple">Connect 8 (avoin)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2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130" xlink:type="simple">Connect-seminaarihuone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13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7781" xlink:type="simple">CT device at physics department - Skyscan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778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7779" xlink:type="simple">CT device at physics department - Xradia MicroCT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777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7780" xlink:type="simple">CT device at physics department - Xradia NanoCT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778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2761" xlink:type="simple">Dataprojektori (ACER)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276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2760" xlink:type="simple">Dataprojektori (EPSON)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276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558" xlink:type="simple">Edwards Auto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55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1373" xlink:type="simple">e_LiNE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137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1265" xlink:type="simple">E-rakennuksen teknologiakasvatuksen luokat</text:a></text:p>
          </table:table-cell>
          <table:table-cell table:style-name="ce1" office:value-type="string">
            <text:p>Teknisen työn luokka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126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22" xlink:type="simple">F 005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2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45" xlink:type="simple">F 01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4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44" xlink:type="simple">F 105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a xlink:href="https://korppi.jyu.fi/kotka/map/mapPage.jsp?focus=true&amp;spaceId=944" xlink:type="simple">Map</text:a></text:p>
          </table:table-cell>
          <table:table-cell table:style-name="ce1" office:value-type="string">
            <text:p><text:a xlink:href="https://korppi.jyu.fi/kotka/calendar/spaceweek.jsp?spaceId=94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30" xlink:type="simple">F 106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a xlink:href="https://korppi.jyu.fi/kotka/map/mapPage.jsp?focus=true&amp;spaceId=230" xlink:type="simple">Map</text:a></text:p>
          </table:table-cell>
          <table:table-cell table:style-name="ce1" office:value-type="string">
            <text:p><text:a xlink:href="https://korppi.jyu.fi/kotka/calendar/spaceweek.jsp?spaceId=23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29" xlink:type="simple">F 205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<text:a xlink:href="https://korppi.jyu.fi/kotka/map/mapPage.jsp?focus=true&amp;spaceId=229" xlink:type="simple">Map</text:a></text:p>
          </table:table-cell>
          <table:table-cell table:style-name="ce1" office:value-type="string">
            <text:p><text:a xlink:href="https://korppi.jyu.fi/kotka/calendar/spaceweek.jsp?spaceId=22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218" xlink:type="simple">FL140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<text:a xlink:href="https://korppi.jyu.fi/kotka/map/mapPage.jsp?focus=true&amp;spaceId=3218" xlink:type="simple">Map</text:a></text:p>
          </table:table-cell>
          <table:table-cell table:style-name="ce1" office:value-type="string">
            <text:p><text:a xlink:href="https://korppi.jyu.fi/kotka/calendar/spaceweek.jsp?spaceId=321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96" xlink:type="simple">FYS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78">
            <text:p>178</text:p>
          </table:table-cell>
          <table:table-cell table:style-name="ce1" office:value-type="string">
            <text:p><text:a xlink:href="https://korppi.jyu.fi/kotka/map/mapPage.jsp?focus=true&amp;spaceId=296" xlink:type="simple">Map</text:a></text:p>
          </table:table-cell>
          <table:table-cell table:style-name="ce1" office:value-type="string">
            <text:p><text:a xlink:href="https://korppi.jyu.fi/kotka/calendar/spaceweek.jsp?spaceId=29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71" xlink:type="simple">FYS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<text:a xlink:href="https://korppi.jyu.fi/kotka/map/mapPage.jsp?focus=true&amp;spaceId=571" xlink:type="simple">Map</text:a></text:p>
          </table:table-cell>
          <table:table-cell table:style-name="ce1" office:value-type="string">
            <text:p><text:a xlink:href="https://korppi.jyu.fi/kotka/calendar/spaceweek.jsp?spaceId=57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97" xlink:type="simple">FYS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<text:a xlink:href="https://korppi.jyu.fi/kotka/map/mapPage.jsp?focus=true&amp;spaceId=397" xlink:type="simple">Map</text:a></text:p>
          </table:table-cell>
          <table:table-cell table:style-name="ce1" office:value-type="string">
            <text:p><text:a xlink:href="https://korppi.jyu.fi/kotka/calendar/spaceweek.jsp?spaceId=39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72" xlink:type="simple">FYS4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572" xlink:type="simple">Map</text:a></text:p>
          </table:table-cell>
          <table:table-cell table:style-name="ce1" office:value-type="string">
            <text:p><text:a xlink:href="https://korppi.jyu.fi/kotka/calendar/spaceweek.jsp?spaceId=57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11" xlink:type="simple">FYS5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511" xlink:type="simple">Map</text:a></text:p>
          </table:table-cell>
          <table:table-cell table:style-name="ce1" office:value-type="string">
            <text:p><text:a xlink:href="https://korppi.jyu.fi/kotka/calendar/spaceweek.jsp?spaceId=51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713" xlink:type="simple">FysOppLab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71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7025" xlink:type="simple">G 209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702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7" xlink:type="simple">H 105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32" xlink:type="simple">H 306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23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60" xlink:type="simple">H 320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6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11" xlink:type="simple">Harjoitusjäähalli 1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1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12" xlink:type="simple">Harjoitusjäähalli 2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1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4102" xlink:type="simple">Helsingin Diakoniaopiston auditorio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410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16" xlink:type="simple">Hippoksen pesäpallostadion</text:a></text:p>
          </table:table-cell>
          <table:table-cell table:style-name="ce1" office:value-type="string">
            <text:p>Ulko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1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17" xlink:type="simple">Hipposhalli palloilulohko 1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1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19" xlink:type="simple">Hipposhalli palloilulohko 2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1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21" xlink:type="simple">Hipposhalli radat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2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20" xlink:type="simple">Hipposhalli yu- alueet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2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410" xlink:type="simple">ILO Studio 4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41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4" xlink:type="simple">ILO Studio 5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561" xlink:type="simple">JAMK 158</text:a></text:p>
          </table:table-cell>
          <table:table-cell table:style-name="ce1" office:value-type="string">
            <text:p>Yhtyesoitto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56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8523" xlink:type="simple">JAMK 202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852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2446" xlink:type="simple">JAMK 203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244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7727" xlink:type="simple">JAMK:n liikuntasali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772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6043" xlink:type="simple">Jopo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604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59" xlink:type="simple">JT 005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s://korppi.jyu.fi/kotka/map/mapPage.jsp?focus=true&amp;spaceId=4359" xlink:type="simple">Map</text:a></text:p>
          </table:table-cell>
          <table:table-cell table:style-name="ce1" office:value-type="string">
            <text:p><text:a xlink:href="https://korppi.jyu.fi/kotka/calendar/spaceweek.jsp?spaceId=435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016" xlink:type="simple">JT 115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3016" xlink:type="simple">Map</text:a></text:p>
          </table:table-cell>
          <table:table-cell table:style-name="ce1" office:value-type="string">
            <text:p><text:a xlink:href="https://korppi.jyu.fi/kotka/calendar/spaceweek.jsp?spaceId=301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864" xlink:type="simple">JT 120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<text:a xlink:href="https://korppi.jyu.fi/kotka/map/mapPage.jsp?focus=true&amp;spaceId=2864" xlink:type="simple">Map</text:a></text:p>
          </table:table-cell>
          <table:table-cell table:style-name="ce1" office:value-type="string">
            <text:p><text:a xlink:href="https://korppi.jyu.fi/kotka/calendar/spaceweek.jsp?spaceId=286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64" xlink:type="simple">JT 20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4364" xlink:type="simple">Map</text:a></text:p>
          </table:table-cell>
          <table:table-cell table:style-name="ce1" office:value-type="string">
            <text:p><text:a xlink:href="https://korppi.jyu.fi/kotka/calendar/spaceweek.jsp?spaceId=436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868" xlink:type="simple">JT 203</text:a></text:p>
          </table:table-cell>
          <table:table-cell table:style-name="ce1" office:value-type="string">
            <text:p>Työhuone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2868" xlink:type="simple">Map</text:a></text:p>
          </table:table-cell>
          <table:table-cell table:style-name="ce1" office:value-type="string">
            <text:p><text:a xlink:href="https://korppi.jyu.fi/kotka/calendar/spaceweek.jsp?spaceId=286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907" xlink:type="simple">JT 205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2907" xlink:type="simple">Map</text:a></text:p>
          </table:table-cell>
          <table:table-cell table:style-name="ce1" office:value-type="string">
            <text:p><text:a xlink:href="https://korppi.jyu.fi/kotka/calendar/spaceweek.jsp?spaceId=290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65" xlink:type="simple">K01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6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60" xlink:type="simple">K ala-aul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6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2758" xlink:type="simple">Kannettava tietokone (Acer8005)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275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2759" xlink:type="simple">Kannettava tietokone + dataprojektori (Acer3004 + Hitachi)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275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1096" xlink:type="simple">Kappeli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s://korppi.jyu.fi/kotka/map/mapPage.jsp?focus=true&amp;spaceId=51096" xlink:type="simple">Map</text:a></text:p>
          </table:table-cell>
          <table:table-cell table:style-name="ce1" office:value-type="string">
            <text:p><text:a xlink:href="https://korppi.jyu.fi/kotka/calendar/spaceweek.jsp?spaceId=5109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2961" xlink:type="simple">kehityskorppi.cc.jyu.fi (palvelin)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296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42" xlink:type="simple">Kerhohuone P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4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13" xlink:type="simple">Kilpajäähalli Hippoksen tekojää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1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67" xlink:type="simple">Kokoushuone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6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13" xlink:type="simple">Konnevesi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1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68" xlink:type="simple">Korppitesti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6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9571" xlink:type="simple">Kortepohjan kuntosali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957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6025" xlink:type="simple">koulutus.korppi.jyu.fi (palvelin)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602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45" xlink:type="simple">KS (Kuntosali)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4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7610" xlink:type="simple">Kuokkalan graniitti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761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809" xlink:type="simple">Kvarkki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80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1388" xlink:type="simple">Kärki/Ab351-Hiljainen huone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138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1389" xlink:type="simple">Kärki/Ab352-Hiljainen huone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138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1390" xlink:type="simple">Kärki/Ab363-Hiljainen huone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139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1391" xlink:type="simple">Kärki/Ab364-Hiljainen huone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139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1392" xlink:type="simple">Kärki/Ab391-Aakenus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139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1393" xlink:type="simple">Kärki/Ab392-Paljakk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139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6231" xlink:type="simple">L 127 Kehonhuoltotila</text:a></text:p>
          </table:table-cell>
          <table:table-cell table:style-name="ce1" office:value-type="string">
            <text:p>Sisäliikuntatila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s://korppi.jyu.fi/kotka/map/mapPage.jsp?focus=true&amp;spaceId=46231" xlink:type="simple">Map</text:a></text:p>
          </table:table-cell>
          <table:table-cell table:style-name="ce1" office:value-type="string">
            <text:p><text:a xlink:href="https://korppi.jyu.fi/kotka/calendar/spaceweek.jsp?spaceId=4623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045" xlink:type="simple">L 128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304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0" xlink:type="simple">L 139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1418" xlink:type="simple">L141 Eteinen (epäsuorat hapenottokykytestit)</text:a></text:p>
          </table:table-cell>
          <table:table-cell table:style-name="ce1" office:value-type="string">
            <text:p>Laboratorio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2141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1419" xlink:type="simple">L141 Monttu (suorat hapenottokykytestit)</text:a></text:p>
          </table:table-cell>
          <table:table-cell table:style-name="ce1" office:value-type="string">
            <text:p>Laboratorio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2141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1" xlink:type="simple">L 142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s://korppi.jyu.fi/kotka/map/mapPage.jsp?focus=true&amp;spaceId=431" xlink:type="simple">Map</text:a></text:p>
          </table:table-cell>
          <table:table-cell table:style-name="ce1" office:value-type="string">
            <text:p><text:a xlink:href="https://korppi.jyu.fi/kotka/calendar/spaceweek.jsp?spaceId=43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1417" xlink:type="simple">L144 EMG-luokk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s://korppi.jyu.fi/kotka/map/mapPage.jsp?focus=true&amp;spaceId=21417" xlink:type="simple">Map</text:a></text:p>
          </table:table-cell>
          <table:table-cell table:style-name="ce1" office:value-type="string">
            <text:p><text:a xlink:href="https://korppi.jyu.fi/kotka/calendar/spaceweek.jsp?spaceId=2141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1414" xlink:type="simple">L149C Videoeditointiluokk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s://korppi.jyu.fi/kotka/map/mapPage.jsp?focus=true&amp;spaceId=21414" xlink:type="simple">Map</text:a></text:p>
          </table:table-cell>
          <table:table-cell table:style-name="ce1" office:value-type="string">
            <text:p><text:a xlink:href="https://korppi.jyu.fi/kotka/calendar/spaceweek.jsp?spaceId=2141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1415" xlink:type="simple">L157 Fysiologian demoluokk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s://korppi.jyu.fi/kotka/map/mapPage.jsp?focus=true&amp;spaceId=21415" xlink:type="simple">Map</text:a></text:p>
          </table:table-cell>
          <table:table-cell table:style-name="ce1" office:value-type="string">
            <text:p><text:a xlink:href="https://korppi.jyu.fi/kotka/calendar/spaceweek.jsp?spaceId=2141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1416" xlink:type="simple">L158 Biomekaniikkan demoluokk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s://korppi.jyu.fi/kotka/map/mapPage.jsp?focus=true&amp;spaceId=21416" xlink:type="simple">Map</text:a></text:p>
          </table:table-cell>
          <table:table-cell table:style-name="ce1" office:value-type="string">
            <text:p><text:a xlink:href="https://korppi.jyu.fi/kotka/calendar/spaceweek.jsp?spaceId=2141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2" xlink:type="simple">L 206A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s://korppi.jyu.fi/kotka/map/mapPage.jsp?focus=true&amp;spaceId=432" xlink:type="simple">Map</text:a></text:p>
          </table:table-cell>
          <table:table-cell table:style-name="ce1" office:value-type="string">
            <text:p><text:a xlink:href="https://korppi.jyu.fi/kotka/calendar/spaceweek.jsp?spaceId=43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3" xlink:type="simple">L 206B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<text:a xlink:href="https://korppi.jyu.fi/kotka/map/mapPage.jsp?focus=true&amp;spaceId=433" xlink:type="simple">Map</text:a></text:p>
          </table:table-cell>
          <table:table-cell table:style-name="ce1" office:value-type="string">
            <text:p><text:a xlink:href="https://korppi.jyu.fi/kotka/calendar/spaceweek.jsp?spaceId=43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4" xlink:type="simple">L 207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434" xlink:type="simple">Map</text:a></text:p>
          </table:table-cell>
          <table:table-cell table:style-name="ce1" office:value-type="string">
            <text:p><text:a xlink:href="https://korppi.jyu.fi/kotka/calendar/spaceweek.jsp?spaceId=43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5" xlink:type="simple">L 208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29" xlink:type="simple">L 209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<text:a xlink:href="https://korppi.jyu.fi/kotka/map/mapPage.jsp?focus=true&amp;spaceId=429" xlink:type="simple">Map</text:a></text:p>
          </table:table-cell>
          <table:table-cell table:style-name="ce1" office:value-type="string">
            <text:p><text:a xlink:href="https://korppi.jyu.fi/kotka/calendar/spaceweek.jsp?spaceId=42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5544" xlink:type="simple">L 212 A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554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5545" xlink:type="simple">L 212 B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554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6" xlink:type="simple">L 22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436" xlink:type="simple">Map</text:a></text:p>
          </table:table-cell>
          <table:table-cell table:style-name="ce1" office:value-type="string">
            <text:p><text:a xlink:href="https://korppi.jyu.fi/kotka/calendar/spaceweek.jsp?spaceId=43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43" xlink:type="simple">L 30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<text:a xlink:href="https://korppi.jyu.fi/kotka/map/mapPage.jsp?focus=true&amp;spaceId=343" xlink:type="simple">Map</text:a></text:p>
          </table:table-cell>
          <table:table-cell table:style-name="ce1" office:value-type="string">
            <text:p><text:a xlink:href="https://korppi.jyu.fi/kotka/calendar/spaceweek.jsp?spaceId=34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063" xlink:type="simple">L 30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<text:a xlink:href="https://korppi.jyu.fi/kotka/map/mapPage.jsp?focus=true&amp;spaceId=3063" xlink:type="simple">Map</text:a></text:p>
          </table:table-cell>
          <table:table-cell table:style-name="ce1" office:value-type="string">
            <text:p><text:a xlink:href="https://korppi.jyu.fi/kotka/calendar/spaceweek.jsp?spaceId=306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659" xlink:type="simple">L 304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74">
            <text:p>274</text:p>
          </table:table-cell>
          <table:table-cell table:style-name="ce1" office:value-type="string">
            <text:p><text:a xlink:href="https://korppi.jyu.fi/kotka/map/mapPage.jsp?focus=true&amp;spaceId=2659" xlink:type="simple">Map</text:a></text:p>
          </table:table-cell>
          <table:table-cell table:style-name="ce1" office:value-type="string">
            <text:p><text:a xlink:href="https://korppi.jyu.fi/kotka/calendar/spaceweek.jsp?spaceId=265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7" xlink:type="simple">L 310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70" xlink:type="simple">L 314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7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8" xlink:type="simple">L 346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438" xlink:type="simple">Map</text:a></text:p>
          </table:table-cell>
          <table:table-cell table:style-name="ce1" office:value-type="string">
            <text:p><text:a xlink:href="https://korppi.jyu.fi/kotka/calendar/spaceweek.jsp?spaceId=43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5542" xlink:type="simple">L 349 A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554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5543" xlink:type="simple">L 349 B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554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72" xlink:type="simple">L ala-aul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7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4460" xlink:type="simple">Laminaari 1 Viveca 112a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446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4461" xlink:type="simple">Laminaari 2 Viveca 112b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446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1372" xlink:type="simple">LEO</text:a></text:p>
          </table:table-cell>
          <table:table-cell table:style-name="ce1" office:value-type="string">
            <text:p>Oheisvarattav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137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0" xlink:type="simple">Liikuntalaboratorio 113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1" xlink:type="simple">Liikuntalaboratorio 122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2" xlink:type="simple">Liikuntalaboratorio 124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3" xlink:type="simple">Liikuntalaboratorio 132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4" xlink:type="simple">Liikuntalaboratorio 133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5" xlink:type="simple">Liikuntalaboratorio 134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6" xlink:type="simple">Liikuntalaboratorio 135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7" xlink:type="simple">Liikuntalaboratorio 142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8" xlink:type="simple">Liikuntalaboratorio 150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29" xlink:type="simple">Liikuntalaboratorio 171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2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5930" xlink:type="simple">Liikuntalaboratorio 233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593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1094" xlink:type="simple">LIKES 117</text:a></text:p>
          </table:table-cell>
          <table:table-cell table:style-name="ce1" office:value-type="string">
            <text:p>Yhtyesoittotila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109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603" xlink:type="simple">LIKES 202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60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359" xlink:type="simple">LIKES 208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035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71" xlink:type="simple">L Kahvio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7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60876" xlink:type="simple">LL123</text:a></text:p>
          </table:table-cell>
          <table:table-cell table:style-name="ce1" office:value-type="string">
            <text:p>Laboratori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6087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2967" xlink:type="simple">LL-190 Liikuntapsykologia</text:a></text:p>
          </table:table-cell>
          <table:table-cell table:style-name="ce1" office:value-type="string">
            <text:p>Laboratorio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296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883" xlink:type="simple">Lozzi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88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6599" xlink:type="simple">LP kokoustila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659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6806" xlink:type="simple">LP seminaaritila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680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8044" xlink:type="simple">LP takkahuone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5804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73" xlink:type="simple">L väliaul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7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61" xlink:type="simple">Lyhty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6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74" xlink:type="simple">L yläaul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37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48" xlink:type="simple">M 008</text:a></text:p>
          </table:table-cell>
          <table:table-cell table:style-name="ce1" office:value-type="string">
            <text:p>Yhtyesoitto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74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49" xlink:type="simple">M 009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474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2179" xlink:type="simple">M 014 -tutkimuslaboratorio</text:a></text:p>
          </table:table-cell>
          <table:table-cell table:style-name="ce1" office:value-type="string">
            <text:p>Laboratorio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217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21" xlink:type="simple">M 015</text:a></text:p>
          </table:table-cell>
          <table:table-cell table:style-name="ce1" office:value-type="string">
            <text:p>Studio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<text:a xlink:href="https://korppi.jyu.fi/kotka/calendar/spaceweek.jsp?spaceId=92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20" xlink:type="simple">M 10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<text:a xlink:href="https://korppi.jyu.fi/kotka/map/mapPage.jsp?focus=true&amp;spaceId=920" xlink:type="simple">Map</text:a></text:p>
          </table:table-cell>
          <table:table-cell table:style-name="ce1" office:value-type="string">
            <text:p><text:a xlink:href="https://korppi.jyu.fi/kotka/calendar/spaceweek.jsp?spaceId=92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22" xlink:type="simple">M 108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<text:a xlink:href="https://korppi.jyu.fi/kotka/map/mapPage.jsp?focus=true&amp;spaceId=922" xlink:type="simple">Map</text:a></text:p>
          </table:table-cell>
          <table:table-cell table:style-name="ce1" office:value-type="string">
            <text:p><text:a xlink:href="https://korppi.jyu.fi/kotka/calendar/spaceweek.jsp?spaceId=92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50" xlink:type="simple">M 20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s://korppi.jyu.fi/kotka/map/mapPage.jsp?focus=true&amp;spaceId=4750" xlink:type="simple">Map</text:a></text:p>
          </table:table-cell>
          <table:table-cell table:style-name="ce1" office:value-type="string">
            <text:p><text:a xlink:href="https://korppi.jyu.fi/kotka/calendar/spaceweek.jsp?spaceId=475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697" xlink:type="simple">M 205</text:a></text:p>
          </table:table-cell>
          <table:table-cell table:style-name="ce1" office:value-type="string">
            <text:p>Seminaarihuone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4697" xlink:type="simple">Map</text:a></text:p>
          </table:table-cell>
          <table:table-cell table:style-name="ce1" office:value-type="string">
            <text:p><text:a xlink:href="https://korppi.jyu.fi/kotka/calendar/spaceweek.jsp?spaceId=469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694" xlink:type="simple">M 206</text:a></text:p>
          </table:table-cell>
          <table:table-cell table:style-name="ce1" office:value-type="string">
            <text:p>Yhtyesoittotila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<text:a xlink:href="https://korppi.jyu.fi/kotka/map/mapPage.jsp?focus=true&amp;spaceId=4694" xlink:type="simple">Map</text:a></text:p>
          </table:table-cell>
          <table:table-cell table:style-name="ce1" office:value-type="string">
            <text:p><text:a xlink:href="https://korppi.jyu.fi/kotka/calendar/spaceweek.jsp?spaceId=469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51" xlink:type="simple">M 209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s://korppi.jyu.fi/kotka/map/mapPage.jsp?focus=true&amp;spaceId=4751" xlink:type="simple">Map</text:a></text:p>
          </table:table-cell>
          <table:table-cell table:style-name="ce1" office:value-type="string">
            <text:p><text:a xlink:href="https://korppi.jyu.fi/kotka/calendar/spaceweek.jsp?spaceId=475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23" xlink:type="simple">M 210 Tutkijahuone</text:a></text:p>
          </table:table-cell>
          <table:table-cell table:style-name="ce1" office:value-type="string">
            <text:p>Työhuone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s://korppi.jyu.fi/kotka/map/mapPage.jsp?focus=true&amp;spaceId=923" xlink:type="simple">Map</text:a></text:p>
          </table:table-cell>
          <table:table-cell table:style-name="ce1" office:value-type="string">
            <text:p><text:a xlink:href="https://korppi.jyu.fi/kotka/calendar/spaceweek.jsp?spaceId=92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52" xlink:type="simple">M 21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s://korppi.jyu.fi/kotka/map/mapPage.jsp?focus=true&amp;spaceId=4752" xlink:type="simple">Map</text:a></text:p>
          </table:table-cell>
          <table:table-cell table:style-name="ce1" office:value-type="string">
            <text:p><text:a xlink:href="https://korppi.jyu.fi/kotka/calendar/spaceweek.jsp?spaceId=475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53" xlink:type="simple">M 21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s://korppi.jyu.fi/kotka/map/mapPage.jsp?focus=true&amp;spaceId=4753" xlink:type="simple">Map</text:a></text:p>
          </table:table-cell>
          <table:table-cell table:style-name="ce1" office:value-type="string">
            <text:p><text:a xlink:href="https://korppi.jyu.fi/kotka/calendar/spaceweek.jsp?spaceId=475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54" xlink:type="simple">M 21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s://korppi.jyu.fi/kotka/map/mapPage.jsp?focus=true&amp;spaceId=4754" xlink:type="simple">Map</text:a></text:p>
          </table:table-cell>
          <table:table-cell table:style-name="ce1" office:value-type="string">
            <text:p><text:a xlink:href="https://korppi.jyu.fi/kotka/calendar/spaceweek.jsp?spaceId=475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55" xlink:type="simple">M 214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s://korppi.jyu.fi/kotka/map/mapPage.jsp?focus=true&amp;spaceId=4755" xlink:type="simple">Map</text:a></text:p>
          </table:table-cell>
          <table:table-cell table:style-name="ce1" office:value-type="string">
            <text:p><text:a xlink:href="https://korppi.jyu.fi/kotka/calendar/spaceweek.jsp?spaceId=475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359" xlink:type="simple">M 216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3359" xlink:type="simple">Map</text:a></text:p>
          </table:table-cell>
          <table:table-cell table:style-name="ce1" office:value-type="string">
            <text:p><text:a xlink:href="https://korppi.jyu.fi/kotka/calendar/spaceweek.jsp?spaceId=3359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25" xlink:type="simple">M 307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<text:a xlink:href="https://korppi.jyu.fi/kotka/map/mapPage.jsp?focus=true&amp;spaceId=925" xlink:type="simple">Map</text:a></text:p>
          </table:table-cell>
          <table:table-cell table:style-name="ce1" office:value-type="string">
            <text:p><text:a xlink:href="https://korppi.jyu.fi/kotka/calendar/spaceweek.jsp?spaceId=92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26" xlink:type="simple">M 308</text:a></text:p>
          </table:table-cell>
          <table:table-cell table:style-name="ce1" office:value-type="string">
            <text:p>Kokous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926" xlink:type="simple">Map</text:a></text:p>
          </table:table-cell>
          <table:table-cell table:style-name="ce1" office:value-type="string">
            <text:p><text:a xlink:href="https://korppi.jyu.fi/kotka/calendar/spaceweek.jsp?spaceId=92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375" xlink:type="simple">M 319 Musiikkiteknologialuokka (Macintosh)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s://korppi.jyu.fi/kotka/map/mapPage.jsp?focus=true&amp;spaceId=4375" xlink:type="simple">Map</text:a></text:p>
          </table:table-cell>
          <table:table-cell table:style-name="ce1" office:value-type="string">
            <text:p><text:a xlink:href="https://korppi.jyu.fi/kotka/calendar/spaceweek.jsp?spaceId=437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225" xlink:type="simple">M 320A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47225" xlink:type="simple">Map</text:a></text:p>
          </table:table-cell>
          <table:table-cell table:style-name="ce1" office:value-type="string">
            <text:p><text:a xlink:href="https://korppi.jyu.fi/kotka/calendar/spaceweek.jsp?spaceId=4722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3" xlink:type="simple">MaA 10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50">
            <text:p>250</text:p>
          </table:table-cell>
          <table:table-cell table:style-name="ce1" office:value-type="string">
            <text:p><text:a xlink:href="https://korppi.jyu.fi/kotka/map/mapPage.jsp?focus=true&amp;spaceId=13" xlink:type="simple">Map</text:a></text:p>
          </table:table-cell>
          <table:table-cell table:style-name="ce1" office:value-type="string">
            <text:p><text:a xlink:href="https://korppi.jyu.fi/kotka/calendar/spaceweek.jsp?spaceId=13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7" xlink:type="simple">MaA 103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<text:a xlink:href="https://korppi.jyu.fi/kotka/map/mapPage.jsp?focus=true&amp;spaceId=47" xlink:type="simple">Map</text:a></text:p>
          </table:table-cell>
          <table:table-cell table:style-name="ce1" office:value-type="string">
            <text:p><text:a xlink:href="https://korppi.jyu.fi/kotka/calendar/spaceweek.jsp?spaceId=47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8" xlink:type="simple">MaA 104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s://korppi.jyu.fi/kotka/map/mapPage.jsp?focus=true&amp;spaceId=48" xlink:type="simple">Map</text:a></text:p>
          </table:table-cell>
          <table:table-cell table:style-name="ce1" office:value-type="string">
            <text:p><text:a xlink:href="https://korppi.jyu.fi/kotka/calendar/spaceweek.jsp?spaceId=4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4" xlink:type="simple">MaA 105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14" xlink:type="simple">Map</text:a></text:p>
          </table:table-cell>
          <table:table-cell table:style-name="ce1" office:value-type="string">
            <text:p><text:a xlink:href="https://korppi.jyu.fi/kotka/calendar/spaceweek.jsp?spaceId=1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5" xlink:type="simple">MaA 203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<text:a xlink:href="https://korppi.jyu.fi/kotka/map/mapPage.jsp?focus=true&amp;spaceId=45" xlink:type="simple">Map</text:a></text:p>
          </table:table-cell>
          <table:table-cell table:style-name="ce1" office:value-type="string">
            <text:p><text:a xlink:href="https://korppi.jyu.fi/kotka/calendar/spaceweek.jsp?spaceId=45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46" xlink:type="simple">MaA 204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s://korppi.jyu.fi/kotka/map/mapPage.jsp?focus=true&amp;spaceId=46" xlink:type="simple">Map</text:a></text:p>
          </table:table-cell>
          <table:table-cell table:style-name="ce1" office:value-type="string">
            <text:p><text:a xlink:href="https://korppi.jyu.fi/kotka/calendar/spaceweek.jsp?spaceId=46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" xlink:type="simple">MaA 210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<text:a xlink:href="https://korppi.jyu.fi/kotka/map/mapPage.jsp?focus=true&amp;spaceId=50" xlink:type="simple">Map</text:a></text:p>
          </table:table-cell>
          <table:table-cell table:style-name="ce1" office:value-type="string">
            <text:p><text:a xlink:href="https://korppi.jyu.fi/kotka/calendar/spaceweek.jsp?spaceId=5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938" xlink:type="simple">MaA 211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<text:a xlink:href="https://korppi.jyu.fi/kotka/map/mapPage.jsp?focus=true&amp;spaceId=938" xlink:type="simple">Map</text:a></text:p>
          </table:table-cell>
          <table:table-cell table:style-name="ce1" office:value-type="string">
            <text:p><text:a xlink:href="https://korppi.jyu.fi/kotka/calendar/spaceweek.jsp?spaceId=938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881" xlink:type="simple">MaA 217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s://korppi.jyu.fi/kotka/map/mapPage.jsp?focus=true&amp;spaceId=881" xlink:type="simple">Map</text:a></text:p>
          </table:table-cell>
          <table:table-cell table:style-name="ce1" office:value-type="string">
            <text:p><text:a xlink:href="https://korppi.jyu.fi/kotka/calendar/spaceweek.jsp?spaceId=881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02" xlink:type="simple">MaA 225</text:a></text:p>
          </table:table-cell>
          <table:table-cell table:style-name="ce1" office:value-type="string">
            <text:p>Työhuone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<text:a xlink:href="https://korppi.jyu.fi/kotka/map/mapPage.jsp?focus=true&amp;spaceId=502" xlink:type="simple">Map</text:a></text:p>
          </table:table-cell>
          <table:table-cell table:style-name="ce1" office:value-type="string">
            <text:p><text:a xlink:href="https://korppi.jyu.fi/kotka/calendar/spaceweek.jsp?spaceId=50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3150" xlink:type="simple">MaA aula</text:a></text:p>
          </table:table-cell>
          <table:table-cell table:style-name="ce1" office:value-type="string">
            <text:p>Muu tila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<text:a xlink:href="https://korppi.jyu.fi/kotka/map/mapPage.jsp?focus=true&amp;spaceId=3150" xlink:type="simple">Map</text:a></text:p>
          </table:table-cell>
          <table:table-cell table:style-name="ce1" office:value-type="string">
            <text:p><text:a xlink:href="https://korppi.jyu.fi/kotka/calendar/spaceweek.jsp?spaceId=3150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9624" xlink:type="simple">MaD 107</text:a></text:p>
          </table:table-cell>
          <table:table-cell table:style-name="ce1" office:value-type="string">
            <text:p>Työhuone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<text:a xlink:href="https://korppi.jyu.fi/kotka/map/mapPage.jsp?focus=true&amp;spaceId=19624" xlink:type="simple">Map</text:a></text:p>
          </table:table-cell>
          <table:table-cell table:style-name="ce1" office:value-type="string">
            <text:p><text:a xlink:href="https://korppi.jyu.fi/kotka/calendar/spaceweek.jsp?spaceId=1962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5354" xlink:type="simple">MaD 108</text:a></text:p>
          </table:table-cell>
          <table:table-cell table:style-name="ce1" office:value-type="string">
            <text:p>Videoneuvottelutila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s://korppi.jyu.fi/kotka/map/mapPage.jsp?focus=true&amp;spaceId=5354" xlink:type="simple">Map</text:a></text:p>
          </table:table-cell>
          <table:table-cell table:style-name="ce1" office:value-type="string">
            <text:p><text:a xlink:href="https://korppi.jyu.fi/kotka/calendar/spaceweek.jsp?spaceId=5354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12" xlink:type="simple">MaD 202</text:a></text:p>
          </table:table-cell>
          <table:table-cell table:style-name="ce1" office:value-type="string">
            <text:p>Opetustila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<text:a xlink:href="https://korppi.jyu.fi/kotka/map/mapPage.jsp?focus=true&amp;spaceId=12" xlink:type="simple">Map</text:a></text:p>
          </table:table-cell>
          <table:table-cell table:style-name="ce1" office:value-type="string">
            <text:p><text:a xlink:href="https://korppi.jyu.fi/kotka/calendar/spaceweek.jsp?spaceId=12" xlink:type="simple">[F]Lukujärjestys</text:a></text:p>
          </table:table-cell>
        </table:table-row>
        <table:table-row table:style-name="ro1">
          <table:table-cell table:style-name="ce1" office:value-type="string">
            <text:p><text:a xlink:href="https://korppi.jyu.fi/kotka/reservation/modifySpace.jsp?submitModify=1&amp;spaceId=829" xlink:type="simple">MaD 205</text:a></text:p>
          </table:table-cell>
          <table:table-cell table:style-name="ce1" office:value-type="string">
            <text:p>Mikroluokka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s://korppi.jyu.fi/kotka/map/mapPage.jsp?focus=true&amp;spaceId=829" xlink:type="simple">Map</text:a></text:p>
          </table:table-cell>
          <table:table-cell table:style-name="ce1" office:value-type="string">
            <text:p><text:a xlink:href="https://korppi.jyu.fi/kotka/calendar/spaceweek.jsp?spaceId=829" xlink:type="simple">[F]Lukujärjestys</text:a></text:p>
          </table:table-cell>
        </table:table-row>
        <table:table-row table:style-name="ro2" table:number-rows-repeated="104827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ochez</meta:initial-creator>
    <meta:creation-date>2013-09-25T23:38:25</meta:creation-date>
    <dc:date>2013-09-26T20:25:27</dc:date>
    <dc:creator>Michael Cochez</dc:creator>
    <meta:editing-duration>PT4H6M49S</meta:editing-duration>
    <meta:editing-cycles>1</meta:editing-cycles>
    <meta:document-statistic meta:table-count="3" meta:cell-count="1500" meta:object-count="0"/>
    <meta:generator>LibreOffice/3.5$Linux_X86_64 LibreOffice_project/350m1$Build-2</meta:generator>
  </office:meta>
</office:document-meta>
</file>